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南投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1948" calcext:value-type="float">
            <text:p>91,94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012" calcext:value-type="float">
            <text:p>5,012</text:p>
          </table:table-cell>
          <table:table-cell table:style-name="ce3" office:value-type="float" office:value="114454" calcext:value-type="float">
            <text:p>114,45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6939" calcext:value-type="float">
            <text:p>56,93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81508" calcext:value-type="float">
            <text:p>281,508</text:p>
          </table:table-cell>
          <table:table-cell table:style-name="ce3" office:value-type="float" office:value="7915" calcext:value-type="float">
            <text:p>7,915</text:p>
          </table:table-cell>
          <table:table-cell table:style-name="ce3" office:value-type="float" office:value="289423" calcext:value-type="float">
            <text:p>289,4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9457" calcext:value-type="float">
            <text:p>289,457</text:p>
          </table:table-cell>
          <table:table-cell table:style-name="ce3" office:value-type="float" office:value="117930" calcext:value-type="float">
            <text:p>117,930</text:p>
          </table:table-cell>
          <table:table-cell table:style-name="ce3" office:value-type="float" office:value="407387" calcext:value-type="float">
            <text:p>407,387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/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535" calcext:value-type="float">
            <text:p>19,5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22030" calcext:value-type="float">
            <text:p>22,03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647" calcext:value-type="float">
            <text:p>13,6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9031" calcext:value-type="float">
            <text:p>59,031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60354" calcext:value-type="float">
            <text:p>60,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57" calcext:value-type="float">
            <text:p>60,357</text:p>
          </table:table-cell>
          <table:table-cell table:style-name="ce3" office:value-type="float" office:value="21449" calcext:value-type="float">
            <text:p>21,449</text:p>
          </table:table-cell>
          <table:table-cell table:style-name="ce3" office:value-type="float" office:value="81806" calcext:value-type="float">
            <text:p>81,806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560" calcext:value-type="float">
            <text:p>3,560</text:p>
          </table:table-cell>
          <table:table-cell table:style-name="ce4" office:value-type="string" calcext:value-type="string">
            <text:p>7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69" calcext:value-type="float">
            <text:p>2,269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29" calcext:value-type="float">
            <text:p>1,72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05" calcext:value-type="float">
            <text:p>4,50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6250" calcext:value-type="float">
            <text:p>6,250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36" calcext:value-type="float">
            <text:p>5,63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730" calcext:value-type="float">
            <text:p>5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0" calcext:value-type="float">
            <text:p>5,73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7601" calcext:value-type="float">
            <text:p>7,601</text:p>
          </table:table-cell>
          <table:table-cell table:style-name="ce4" office:value-type="string" calcext:value-type="string">
            <text:p>75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97" calcext:value-type="float">
            <text:p>99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7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095" calcext:value-type="float">
            <text:p>3,095</text:p>
          </table:table-cell>
          <table:table-cell table:style-name="ce4" office:value-type="string" calcext:value-type="string">
            <text:p>77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86" calcext:value-type="float">
            <text:p>3,18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484" calcext:value-type="float">
            <text:p>4,484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48" calcext:value-type="float">
            <text:p>2,448</text:p>
          </table:table-cell>
          <table:table-cell table:style-name="ce4" office:value-type="string" calcext:value-type="string">
            <text:p>7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76" calcext:value-type="float">
            <text:p>2,776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20" calcext:value-type="float">
            <text:p>4,2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954" calcext:value-type="float">
            <text:p>5,954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86" calcext:value-type="float">
            <text:p>98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931" calcext:value-type="float">
            <text:p>3,931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657" calcext:value-type="float">
            <text:p>3,657</text:p>
          </table:table-cell>
          <table:table-cell table:style-name="ce4" office:value-type="string" calcext:value-type="string">
            <text:p>7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75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877" calcext:value-type="float">
            <text:p>2,877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41" calcext:value-type="float">
            <text:p>4,8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6878" calcext:value-type="float">
            <text:p>6,878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37" calcext:value-type="float">
            <text:p>1,737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053" calcext:value-type="float">
            <text:p>4,053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69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1" calcext:value-type="float">
            <text:p>5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65.9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478" calcext:value-type="float">
            <text:p>4,4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790" calcext:value-type="float">
            <text:p>9,79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142" calcext:value-type="float">
            <text:p>10,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44" calcext:value-type="float">
            <text:p>10,144</text:p>
          </table:table-cell>
          <table:table-cell table:style-name="ce3" office:value-type="float" office:value="5070" calcext:value-type="float">
            <text:p>5,070</text:p>
          </table:table-cell>
          <table:table-cell table:style-name="ce3" office:value-type="float" office:value="15214" calcext:value-type="float">
            <text:p>15,214</text:p>
          </table:table-cell>
          <table:table-cell table:style-name="ce4" office:value-type="string" calcext:value-type="string">
            <text:p>66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68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1" calcext:value-type="float">
            <text:p>52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67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6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6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6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749" calcext:value-type="float">
            <text:p>1,749</text:p>
          </table:table-cell>
          <table:table-cell table:style-name="ce4" office:value-type="string" calcext:value-type="string">
            <text:p>6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6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7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7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64.6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/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549" calcext:value-type="float">
            <text:p>13,54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9026" calcext:value-type="float">
            <text:p>19,0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8919" calcext:value-type="float">
            <text:p>8,9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4431" calcext:value-type="float">
            <text:p>44,43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5661" calcext:value-type="float">
            <text:p>45,6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664" calcext:value-type="float">
            <text:p>45,664</text:p>
          </table:table-cell>
          <table:table-cell table:style-name="ce3" office:value-type="float" office:value="19924" calcext:value-type="float">
            <text:p>19,924</text:p>
          </table:table-cell>
          <table:table-cell table:style-name="ce3" office:value-type="float" office:value="65588" calcext:value-type="float">
            <text:p>65,588</text:p>
          </table:table-cell>
          <table:table-cell table:style-name="ce4" office:value-type="string" calcext:value-type="string">
            <text:p>69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487" calcext:value-type="float">
            <text:p>2,487</text:p>
          </table:table-cell>
          <table:table-cell table:style-name="ce4" office:value-type="string" calcext:value-type="string">
            <text:p>6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99" calcext:value-type="float">
            <text:p>2,499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21" calcext:value-type="float">
            <text:p>4,82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7228" calcext:value-type="float">
            <text:p>7,228</text:p>
          </table:table-cell>
          <table:table-cell table:style-name="ce4" office:value-type="string" calcext:value-type="string">
            <text:p>68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723" calcext:value-type="float">
            <text:p>3,723</text:p>
          </table:table-cell>
          <table:table-cell table:style-name="ce4" office:value-type="string" calcext:value-type="string">
            <text:p>6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8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" calcext:value-type="float">
            <text:p>3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0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3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390" calcext:value-type="float">
            <text:p>2,390</text:p>
          </table:table-cell>
          <table:table-cell table:style-name="ce4" office:value-type="string" calcext:value-type="string">
            <text:p>6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05" calcext:value-type="float">
            <text:p>3,005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101" calcext:value-type="float">
            <text:p>3,101</text:p>
          </table:table-cell>
          <table:table-cell table:style-name="ce4" office:value-type="string" calcext:value-type="string">
            <text:p>69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63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70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40" calcext:value-type="float">
            <text:p>1,04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510" calcext:value-type="float">
            <text:p>3,510</text:p>
          </table:table-cell>
          <table:table-cell table:style-name="ce4" office:value-type="string" calcext:value-type="string">
            <text:p>69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637" calcext:value-type="float">
            <text:p>5,637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7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9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69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7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6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767" calcext:value-type="float">
            <text:p>2,767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035" calcext:value-type="float">
            <text:p>5,0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421" calcext:value-type="float">
            <text:p>7,42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4484" calcext:value-type="float">
            <text:p>4,484</text:p>
          </table:table-cell>
          <table:table-cell table:style-name="ce3" office:value-type="float" office:value="12213" calcext:value-type="float">
            <text:p>12,213</text:p>
          </table:table-cell>
          <table:table-cell table:style-name="ce4" office:value-type="string" calcext:value-type="string">
            <text:p>6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6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66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5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5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57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5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4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6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6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8.9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174" calcext:value-type="float">
            <text:p>8,17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455" calcext:value-type="float">
            <text:p>8,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57" calcext:value-type="float">
            <text:p>8,457</text:p>
          </table:table-cell>
          <table:table-cell table:style-name="ce3" office:value-type="float" office:value="3755" calcext:value-type="float">
            <text:p>3,755</text:p>
          </table:table-cell>
          <table:table-cell table:style-name="ce3" office:value-type="float" office:value="12212" calcext:value-type="float">
            <text:p>12,212</text:p>
          </table:table-cell>
          <table:table-cell table:style-name="ce4" office:value-type="string" calcext:value-type="string">
            <text:p>69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8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7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7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7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9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0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63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5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71.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293" calcext:value-type="float">
            <text:p>8,29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13025" calcext:value-type="float">
            <text:p>13,025</text:p>
          </table:table-cell>
          <table:table-cell table:style-name="ce4" office:value-type="string" calcext:value-type="string">
            <text:p>6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66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6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6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6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1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0.4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/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670" calcext:value-type="float">
            <text:p>18,6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3412" calcext:value-type="float">
            <text:p>23,41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873" calcext:value-type="float">
            <text:p>12,8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683" calcext:value-type="float">
            <text:p>58,683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59841" calcext:value-type="float">
            <text:p>59,8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845" calcext:value-type="float">
            <text:p>59,845</text:p>
          </table:table-cell>
          <table:table-cell table:style-name="ce3" office:value-type="float" office:value="21516" calcext:value-type="float">
            <text:p>21,516</text:p>
          </table:table-cell>
          <table:table-cell table:style-name="ce3" office:value-type="float" office:value="81361" calcext:value-type="float">
            <text:p>81,361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8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7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37" calcext:value-type="float">
            <text:p>3,73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5187" calcext:value-type="float">
            <text:p>5,187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04" calcext:value-type="float">
            <text:p>80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608" calcext:value-type="float">
            <text:p>2,608</text:p>
          </table:table-cell>
          <table:table-cell table:style-name="ce4" office:value-type="string" calcext:value-type="string">
            <text:p>7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74" calcext:value-type="float">
            <text:p>3,07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390" calcext:value-type="float">
            <text:p>4,390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4" calcext:value-type="float">
            <text:p>4,18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51" calcext:value-type="float">
            <text:p>4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1" calcext:value-type="float">
            <text:p>4,251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6015" calcext:value-type="float">
            <text:p>6,015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7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70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24" calcext:value-type="float">
            <text:p>7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91" calcext:value-type="float">
            <text:p>4,49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557" calcext:value-type="float">
            <text:p>4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7" calcext:value-type="float">
            <text:p>4,557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5737" calcext:value-type="float">
            <text:p>5,737</text:p>
          </table:table-cell>
          <table:table-cell table:style-name="ce4" office:value-type="string" calcext:value-type="string">
            <text:p>79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079" calcext:value-type="float">
            <text:p>5,079</text:p>
          </table:table-cell>
          <table:table-cell table:style-name="ce4" office:value-type="string" calcext:value-type="string">
            <text:p>7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517" calcext:value-type="float">
            <text:p>2,517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3" calcext:value-type="float">
            <text:p>5,00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97" calcext:value-type="float">
            <text:p>5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7" calcext:value-type="float">
            <text:p>5,097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6878" calcext:value-type="float">
            <text:p>6,878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5295" calcext:value-type="float">
            <text:p>5,295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4980" calcext:value-type="float">
            <text:p>4,980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731" calcext:value-type="float">
            <text:p>2,731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991" calcext:value-type="float">
            <text:p>2,991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5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1.4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24" calcext:value-type="float">
            <text:p>8,92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319" calcext:value-type="float">
            <text:p>7,31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345" calcext:value-type="float">
            <text:p>4,3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985" calcext:value-type="float">
            <text:p>21,98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2605" calcext:value-type="float">
            <text:p>22,6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06" calcext:value-type="float">
            <text:p>22,606</text:p>
          </table:table-cell>
          <table:table-cell table:style-name="ce3" office:value-type="float" office:value="8792" calcext:value-type="float">
            <text:p>8,792</text:p>
          </table:table-cell>
          <table:table-cell table:style-name="ce3" office:value-type="float" office:value="31398" calcext:value-type="float">
            <text:p>31,398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69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9" calcext:value-type="float">
            <text:p>36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2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0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072" calcext:value-type="float">
            <text:p>4,072</text:p>
          </table:table-cell>
          <table:table-cell table:style-name="ce4" office:value-type="string" calcext:value-type="string">
            <text:p>72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8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5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71.8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081" calcext:value-type="float">
            <text:p>6,08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261" calcext:value-type="float">
            <text:p>6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1" calcext:value-type="float">
            <text:p>6,261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8817" calcext:value-type="float">
            <text:p>8,817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0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8" calcext:value-type="float">
            <text:p>26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6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2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/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354" calcext:value-type="float">
            <text:p>11,35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558" calcext:value-type="float">
            <text:p>11,55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90" calcext:value-type="float">
            <text:p>5,7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0597" calcext:value-type="float">
            <text:p>30,59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1607" calcext:value-type="float">
            <text:p>3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07" calcext:value-type="float">
            <text:p>31,607</text:p>
          </table:table-cell>
          <table:table-cell table:style-name="ce3" office:value-type="float" office:value="12771" calcext:value-type="float">
            <text:p>12,771</text:p>
          </table:table-cell>
          <table:table-cell table:style-name="ce3" office:value-type="float" office:value="44378" calcext:value-type="float">
            <text:p>44,378</text:p>
          </table:table-cell>
          <table:table-cell table:style-name="ce4" office:value-type="string" calcext:value-type="string">
            <text:p>7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8" calcext:value-type="float">
            <text:p>5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483" calcext:value-type="float">
            <text:p>4,483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338" calcext:value-type="float">
            <text:p>3,338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4662" calcext:value-type="float">
            <text:p>4,662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457" calcext:value-type="float">
            <text:p>3,457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705" calcext:value-type="float">
            <text:p>2,705</text:p>
          </table:table-cell>
          <table:table-cell table:style-name="ce4" office:value-type="string" calcext:value-type="string">
            <text:p>6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39" calcext:value-type="float">
            <text:p>1,739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2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8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70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64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1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2.2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32" calcext:value-type="float">
            <text:p>3,4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76" calcext:value-type="float">
            <text:p>4,3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04" calcext:value-type="float">
            <text:p>10,00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14646" calcext:value-type="float">
            <text:p>14,646</text:p>
          </table:table-cell>
          <table:table-cell table:style-name="ce4" office:value-type="string" calcext:value-type="string">
            <text:p>71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1" calcext:value-type="float">
            <text:p>5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5" calcext:value-type="float">
            <text:p>4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1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1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7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7.4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55" calcext:value-type="float">
            <text:p>3,9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332" calcext:value-type="float">
            <text:p>9,33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635" calcext:value-type="float">
            <text:p>9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5" calcext:value-type="float">
            <text:p>9,635</text:p>
          </table:table-cell>
          <table:table-cell table:style-name="ce3" office:value-type="float" office:value="4602" calcext:value-type="float">
            <text:p>4,602</text:p>
          </table:table-cell>
          <table:table-cell table:style-name="ce3" office:value-type="float" office:value="14237" calcext:value-type="float">
            <text:p>14,237</text:p>
          </table:table-cell>
          <table:table-cell table:style-name="ce4" office:value-type="string" calcext:value-type="string">
            <text:p>67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6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65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6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67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71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0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7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7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5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7.1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86" calcext:value-type="float">
            <text:p>7,68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085" calcext:value-type="float">
            <text:p>8,0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04" calcext:value-type="float">
            <text:p>8,104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2492" calcext:value-type="float">
            <text:p>12,492</text:p>
          </table:table-cell>
          <table:table-cell table:style-name="ce4" office:value-type="string" calcext:value-type="string">
            <text:p>6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8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6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4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6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5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68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59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59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6.36</text:p>
          </table:table-cell>
          <table:table-cell table:number-columns-repeated="998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" style:display-name="PageStyle_南投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6978" meta:object-count="0"/>
  </office:meta>
</office:document-meta>
</file>